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7f59"/>
    </style:style>
    <style:style style:name="P2" style:family="paragraph" style:parent-style-name="Standard">
      <style:text-properties officeooo:paragraph-rsid="0014dea5"/>
    </style:style>
    <style:style style:name="T1" style:family="text">
      <style:text-properties officeooo:rsid="00127f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iaDB [<text:span text:style-name="T1">Shriya</text:span>]&gt; delimiter $$</text:p>
      <text:p text:style-name="P1">MariaDB [<text:span text:style-name="T1">Shriya</text:span>]&gt; create function daily_wages(wage decimal(10,2))</text:p>
      <text:p text:style-name="Standard">-&gt; returns decimal(10,2)</text:p>
      <text:p text:style-name="Standard">-&gt; deterministic</text:p>
      <text:p text:style-name="Standard">-&gt; begin</text:p>
      <text:p text:style-name="Standard">-&gt; declare daily_wage decimal(10,2);</text:p>
      <text:p text:style-name="Standard">-&gt; set daily_wage=wage*8;</text:p>
      <text:p text:style-name="Standard">-&gt; return(daily_wage);</text:p>
      <text:p text:style-name="Standard">-&gt; end$$</text:p>
      <text:p text:style-name="Standard">Query OK, 0 rows affected (0.004 sec)</text:p>
      <text:p text:style-name="P2">MariaDB [<text:span text:style-name="T1">Shriya</text:span>]&gt; delimiter ;</text:p>
      <text:p text:style-name="P2">MariaDB [<text:span text:style-name="T1">Shriya</text:span>]&gt; select daily_wages(50)</text:p>
      <text:p text:style-name="Standard">-&gt; ;</text:p>
      <text:p text:style-name="Standard">+-----------------+</text:p>
      <text:p text:style-name="Standard">| daily_wages(50) |</text:p>
      <text:p text:style-name="Standard">+-----------------+</text:p>
      <text:p text:style-name="Standard">|</text:p>
      <text:p text:style-name="Standard">400.00 |</text:p>
      <text:p text:style-name="Standard">+-----------------+</text:p>
      <text:p text:style-name="Standard">1 row in set (0.001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11:46:23.987837052</meta:creation-date>
    <dc:date>2021-11-17T11:48:11.372168474</dc:date>
    <meta:editing-duration>PT1M4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63" meta:character-count="453" meta:non-whitespace-character-count="413"/>
  </office:meta>
</office:document-meta>
</file>